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C000002D6531F19D1DED2C7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cm" fo:min-width="8.4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cm" fo:min-width="22.008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5.008cm" svg:height="18.439cm" svg:x="0cm" svg:y="0cm">
          <draw:image xlink:href="Pictures/10000000000006EC000002D6531F19D1DED2C726.png" xlink:type="simple" xlink:show="embed" xlink:actuate="onLoad" loext:mime-type="image/png">
            <text:p/>
          </draw:image>
        </draw:frame>
        <draw:custom-shape draw:style-name="gr2" draw:text-style-name="P3" draw:layer="layout" svg:width="8.4cm" svg:height="0.9cm" svg:x="7.5cm" svg:y="17.1cm">
          <text:p text:style-name="P2">Time sample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2.008cm" svg:height="0.8cm" svg:x="23cm" svg:y="17.4cm">
          <text:p text:style-name="P2">Time-frequency coefficients after MDCT decomposi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45.008cm" fo:page-height="18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9T16:26:30.736362282</dc:date>
    <meta:editing-duration>PT54S</meta:editing-duration>
    <meta:editing-cycles>1</meta:editing-cycles>
    <meta:document-statistic meta:object-count="3"/>
    <meta:generator>LibreOffice/6.4.7.2$Linux_X86_64 LibreOffice_project/40$Build-2</meta:generator>
  </office:meta>
</office:document-meta>
</file>